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701" table:style-name="ta1"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1017" table:default-cell-style-name="ce26"/>
        <table:table-column table:style-name="co6" table:default-cell-style-name="ce26"/>
        <table:table-row table:style-name="ro1">
          <table:table-cell table:style-name="ce23" office:value-type="string" calcext:value-type="string">
            <text:p>Namen:</text:p>
          </table:table-cell>
          <table:table-cell table:style-name="ce27" office:value-type="string" calcext:value-type="string">
            <text:p>Birk Henrik</text:p>
          </table:table-cell>
          <table:table-cell table:style-name="ce27" office:value-type="string" calcext:value-type="string">
            <text:p>Eckerle Jan</text:p>
          </table:table-cell>
          <table:table-cell table:style-name="ce27" office:value-type="string" calcext:value-type="string">
            <text:p>Gegg Patrick</text:p>
          </table:table-cell>
          <table:table-cell table:style-name="ce27"/>
          <table:table-cell table:style-name="ce29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Ziel des heutigen Termins: (was möchten wir erreichen?)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Borders für den Spieler und die Tiere implement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Beginnen mit der Kollision Auswertung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Umstrukturierung der Vererbungshierarchie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Beginen mit der Spielauswertung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Alle Objekte an einer Random Position spornen zu lass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5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Wie sind wir vorgegangen? Was haben wir gemacht (technisch)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Klasse für Tiere und Spieler von der Item-klasse erben lass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Funktion zur Prüfung der Fenstergrenzen mit Übergabe der Objektzeiger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Begonnen Collisionen von Spieler mit Objekten zu programm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Methode schreiben damit ein Objekt nicht aus der Oberfläche verschwinden kan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Methode zur Verhinderung, dass Spieler durch einen Baum laufen kan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Methoden für die Spielauswertung geschrieb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Aufräumen von Klassen und begonnen mit ausführlichen Komment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5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Reflexion: Traten Probleme auf? Welche? Wie lösen wir diese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Der Spieler konnte trotzdem in den Ecken des Spielfeldes herausfah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Die Tiere sind nicht ganz bis zum Rand gelaufen → Lösung: mit Spritegrößen gearbeite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Randomzahlen als Define deklar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tatt mit Shapes arbeiten wir nun mit Sprites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Objekte Spornen auch im Safehouse (im Haus)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6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 office:value-type="string" calcext:value-type="string">
            <text:p>Wie machen wir weiter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Spielfeld nicht über array verwalten sondern bei Gui auf Kollision überprüf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piel Algorithmus programm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Button erzeugen und einbind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Default" office:value-type="string" calcext:value-type="string">
            <text:p>Implementierung einer Healthbar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Default" office:value-type="string" calcext:value-type="string">
            <text:p>Spielauswertung fertig programm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4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22" table:style-name="ta1"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1017" table:default-cell-style-name="ce26"/>
        <table:table-column table:style-name="co6" table:default-cell-style-name="ce26"/>
        <table:table-row table:style-name="ro1">
          <table:table-cell table:style-name="ce23" office:value-type="string" calcext:value-type="string">
            <text:p>Namen:</text:p>
          </table:table-cell>
          <table:table-cell table:style-name="ce27" office:value-type="string" calcext:value-type="string">
            <text:p>Birk Henrik</text:p>
          </table:table-cell>
          <table:table-cell table:style-name="ce27" office:value-type="string" calcext:value-type="string">
            <text:p>Eckerle Jan</text:p>
          </table:table-cell>
          <table:table-cell table:style-name="ce27" office:value-type="string" calcext:value-type="string">
            <text:p>Gegg Patrick</text:p>
          </table:table-cell>
          <table:table-cell table:style-name="ce27"/>
          <table:table-cell table:style-name="ce29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Ziel des heutigen Termins: (was möchten wir erreichen?)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weitere Objekte (Spielfiguren) auf die Gui mit neuen Elementen erweiter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pielfeldarray erzeugen und Felder beleg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Objektzeiger an Methode übergeben (sowohl Zeiger auf Objekte einer Klasse und zeiger auf Objekte der Klasse sf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Button erstell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Auslagerung von sf Objekten aus der GUI in die jeweilige Klasse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kokosnus von links nach rechts fliegen lass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4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Wie sind wir vorgegangen? Was haben wir gemacht (technisch)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Methoden erstellt, über diese ein ein jeweiliges Image für die Gui erzeugt wird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Auslagerung der erstellung von sf Objekten in die Konstruktoren der jeweiligen Klass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10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Reflexion: Traten Probleme auf? Welche? Wie lösen wir diese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FML Installationsfehler wurde nun bei allen Gruppenmitgliedern gelöst.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Makefile funktioniert noch nicht so wie beabsichtigt. → Tutorials dazu anschau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8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 office:value-type="string" calcext:value-type="string">
            <text:p>Wie machen wir weiter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Bidirektionale Assoziation über mehrere Klassen -&gt; Gegenseitige Objektaufrufe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piel Algorithmus programmiere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Button erzeugen und einbind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Fliegende Kokusnüsse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piefled nicht über array verwalten sondern bei Gui auf Kollision überprüf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Methode schreiben um zu überprüfen ob Objekt beim nächsten Zug aus der Oberfläche verschwinde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4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610" table:style-name="ta2"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1017" table:default-cell-style-name="ce26"/>
        <table:table-column table:style-name="co6" table:default-cell-style-name="ce26"/>
        <table:table-row table:style-name="ro1">
          <table:table-cell table:style-name="ce23" office:value-type="string" calcext:value-type="string">
            <text:p>Namen:</text:p>
          </table:table-cell>
          <table:table-cell table:style-name="ce27" office:value-type="string" calcext:value-type="string">
            <text:p>Birk Henrik</text:p>
          </table:table-cell>
          <table:table-cell table:style-name="ce27" office:value-type="string" calcext:value-type="string">
            <text:p>Eckerle Jan</text:p>
          </table:table-cell>
          <table:table-cell table:style-name="ce27" office:value-type="string" calcext:value-type="string">
            <text:p>Gegg Patrick</text:p>
          </table:table-cell>
          <table:table-cell table:style-name="ce33" office:value-type="date" office:date-value="2022-06-10" calcext:value-type="date">
            <text:p>10.6.22</text:p>
          </table:table-cell>
          <table:table-cell table:style-name="ce29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Ziel des heutigen Termins: (was möchten wir erreichen?)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Methode für Randomzahlen programm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Methode für Zufallsposition programm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Assotiationen zwischen den Klassen implement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Über SFML als Graphische Oberfläche inform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Testoberfläche erstell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4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Wie sind wir vorgegangen? Was haben wir gemacht (technisch)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Fehlermeldungen gegoogled und behob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Über den This Zeiger informier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.h Dateien der Subklassen korrigier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Erstellung von dynamischen statt statischen Objekt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Hauptspielfigur erstellt (Gimp)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Erste Testversion zur Steuerung der Hauptspielfigur via Tastatur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2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32" office:value-type="string" calcext:value-type="string">
            <text:p>Erfolg:</text:p>
          </table:table-cell>
          <table:table-cell office:value-type="string" calcext:value-type="string">
            <text:p>Alle aktuellen Fehler behoben → Kompilierung</text:p>
          </table:table-cell>
          <table:table-cell table:number-columns-repeated="3"/>
          <table:table-cell table:style-name="ce31"/>
          <table:table-cell table:number-columns-repeated="1018"/>
        </table:table-row>
        <table:table-row table:style-name="ro2">
          <table:table-cell table:style-name="ce25"/>
          <table:table-cell office:value-type="string" calcext:value-type="string">
            <text:p>Erster Programmstart mit Demo-Gui</text:p>
          </table:table-cell>
          <table:table-cell table:number-columns-repeated="3"/>
          <table:table-cell table:style-name="ce31"/>
          <table:table-cell table:number-columns-repeated="1018"/>
        </table:table-row>
        <table:table-row table:style-name="ro2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Reflexion: Traten Probleme auf? Welche? Wie lösen wir diese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Error: Impliziete-Deklaration vom Gui-Konstruktor → Konstruktor in Gui.h Datei vergess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Error: Undefined Reference to … → Vermutung Make File erstell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Fehler beim Testen der Steuerung, aufgrund falscher Datentyp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8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 office:value-type="string" calcext:value-type="string">
            <text:p>Wie machen wir weiter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Über Makefile informieren und erstell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pieler auf der Gui erstell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Finale Steuerung des Spielers implemet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Unsicherheit über Assotiationen und Aggrekationen (Informieren)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Start und Ziel, sowie Sperre implement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5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1017" table:default-cell-style-name="ce26"/>
        <table:table-column table:style-name="co6" table:default-cell-style-name="ce26"/>
        <table:table-row table:style-name="ro1">
          <table:table-cell table:style-name="ce23" office:value-type="string" calcext:value-type="string">
            <text:p>Namen:</text:p>
          </table:table-cell>
          <table:table-cell table:style-name="ce27" office:value-type="string" calcext:value-type="string">
            <text:p>Birk Henrik</text:p>
          </table:table-cell>
          <table:table-cell table:style-name="ce27" office:value-type="string" calcext:value-type="string">
            <text:p>Eckerle Jan</text:p>
          </table:table-cell>
          <table:table-cell table:style-name="ce27" office:value-type="string" calcext:value-type="string">
            <text:p>Gegg Patrick</text:p>
          </table:table-cell>
          <table:table-cell table:style-name="ce33" office:value-type="date" office:date-value="2022-05-20" calcext:value-type="date">
            <text:p>20.5.22</text:p>
          </table:table-cell>
          <table:table-cell table:style-name="ce29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Ziel des heutigen Termins: (was möchten wir erreichen?)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UML Klassendiagramm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In Git einarbeit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Einarbeitung in Vererbung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Erstellung der benötigtten Objekte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Kommentieren der Methoden und Variabl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Tutorials zu C++ anschau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3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Wie sind wir vorgegangen? Was haben wir gemacht (technisch)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Git Repository erstell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Klassendiagramm gezeichne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CPP und H Dateien angeleg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Klassen erstell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Variablen und Methoden angeleg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Vererbungshierarchie erstell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Komment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5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Reflexion: Traten Probleme auf? Welche? Wie lösen wir diese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Vererbung hat Probleme gemacht. --&gt; Googl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Unwissenheit in Objektorientiertem pogrammier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8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 office:value-type="string" calcext:value-type="string">
            <text:p>Wie machen wir weiter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Teilweise, hat es sehr lange gedauert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5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 table:number-rows-repeated="8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1" table:number-columns-repeated="1017" table:default-cell-style-name="ce26"/>
        <table:table-column table:style-name="co6" table:default-cell-style-name="ce26"/>
        <table:table-row table:style-name="ro1">
          <table:table-cell table:style-name="ce23" office:value-type="string" calcext:value-type="string">
            <text:p>Namen:</text:p>
          </table:table-cell>
          <table:table-cell table:style-name="ce27" office:value-type="string" calcext:value-type="string">
            <text:p>Birk Henrik</text:p>
          </table:table-cell>
          <table:table-cell table:style-name="ce27" office:value-type="string" calcext:value-type="string">
            <text:p>Eckerle Jan</text:p>
          </table:table-cell>
          <table:table-cell table:style-name="ce27" office:value-type="string" calcext:value-type="string">
            <text:p>Gegg Patrick</text:p>
          </table:table-cell>
          <table:table-cell table:style-name="ce27"/>
          <table:table-cell table:style-name="ce29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24" office:value-type="string" calcext:value-type="string">
            <text:p>Ziel des heutigen Termins: (was möchten wir erreichen?)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0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Wie sind wir vorgegangen? Was haben wir gemacht (technisch)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2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4" office:value-type="string" calcext:value-type="string">
            <text:p>Reflexion: Traten Probleme auf? Welche? Wie lösen wir diese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1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>
          <table:table-cell table:style-name="ce25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 office:value-type="string" calcext:value-type="string">
            <text:p>Wie machen wir weiter?</text:p>
          </table:table-cell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0">
          <table:table-cell table:style-name="ce25"/>
          <table:table-cell table:number-columns-repeated="4"/>
          <table:table-cell table:style-name="ce31"/>
          <table:table-cell table:number-columns-repeated="1018"/>
        </table:table-row>
        <table:table-row table:style-name="ro2">
          <table:table-cell table:style-name="ce24"/>
          <table:table-cell table:style-name="ce28" table:number-columns-repeated="4"/>
          <table:table-cell table:style-name="ce30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.</number:text>
      <number:month/>
      <number:text>.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 style:data-style-name="N2" text:time-value="12:54:33.58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7-06T12:55:30.783000000</dc:date>
    <meta:editing-cycles>68</meta:editing-cycles>
    <meta:editing-duration>PT53M34S</meta:editing-duration>
    <meta:document-statistic meta:table-count="5" meta:cell-count="134" meta:object-count="0"/>
  </office:meta>
</office:document-meta>
</file>